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d6e" officeooo:paragraph-rsid="00104d6e" fo:background-color="#ffff00"/>
    </style:style>
    <style:style style:name="P2" style:family="paragraph" style:parent-style-name="Standard" style:list-style-name="L1">
      <style:text-properties officeooo:rsid="00104d6e" officeooo:paragraph-rsid="00117826" fo:background-color="#ffff00"/>
    </style:style>
    <style:style style:name="P3" style:family="paragraph" style:parent-style-name="Standard" style:list-style-name="L1">
      <style:text-properties officeooo:rsid="00117826" officeooo:paragraph-rsid="00117826" fo:background-color="#ffff00"/>
    </style:style>
    <style:style style:name="P4" style:family="paragraph" style:parent-style-name="Standard" style:list-style-name="L1">
      <style:text-properties officeooo:rsid="0012a70f" officeooo:paragraph-rsid="0012a70f" fo:background-color="#ffff00"/>
    </style:style>
    <style:style style:name="P5" style:family="paragraph" style:parent-style-name="Standard">
      <style:text-properties officeooo:rsid="0013b0d8" officeooo:paragraph-rsid="0013b0d8" fo:background-color="#ffff00"/>
    </style:style>
    <style:style style:name="P6" style:family="paragraph" style:parent-style-name="Standard">
      <style:text-properties officeooo:rsid="00156656" officeooo:paragraph-rsid="00156656" fo:background-color="#ffff00"/>
    </style:style>
    <style:style style:name="P7" style:family="paragraph" style:parent-style-name="Standard">
      <style:text-properties officeooo:rsid="001690e1" officeooo:paragraph-rsid="001690e1" fo:background-color="#ffff00"/>
    </style:style>
    <style:style style:name="T1" style:family="text">
      <style:text-properties officeooo:rsid="00117826"/>
    </style:style>
    <style:style style:name="T2" style:family="text">
      <style:text-properties officeooo:rsid="001566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 text:c="5"/>Gnuplot </text:p>
      <text:list xml:id="list988803464386933458" text:style-name="L1">
        <text:list-item>
          <text:p text:style-name="P2"><text:s/><text:span text:style-name="T1">plot "expo.dat" using 1:2:($3/5) with errorbars title "error bar"</text:span></text:p>
        </text:list-item>
        <text:list-item>
          <text:p text:style-name="P3">replot "expo.dat" w lp title "radioactive decay"</text:p>
        </text:list-item>
        <text:list-item>
          <text:p text:style-name="P4">set xlabel "time(sec)"</text:p>
        </text:list-item>
        <text:list-item>
          <text:p text:style-name="P4">set ylabel “count/min”</text:p>
        </text:list-item>
        <text:list-item>
          <text:p text:style-name="P4">replot</text:p>
        </text:list-item>
      </text:list>
      <text:p text:style-name="P5">Curve fitting </text:p>
      <text:p text:style-name="P5">plot “expo.dat”</text:p>
      <text:p text:style-name="P5">f(x) = a*exp(-b*x)</text:p>
      <text:p text:style-name="P5">fit f(x) “expo.dat” using 1:2 via a,b</text:p>
      <text:p text:style-name="P5">[in this case rms of residual should be <text:span text:style-name="T2">near to one </text:span><text:s text:c="2"/>and a should be near to 1]</text:p>
      <text:p text:style-name="P6">plot “expo.dat”,f(x)</text:p>
      <text:p text:style-name="P5"># fitting with error bars</text:p>
      <text:p text:style-name="P6">plot “expo.dat” yerrors</text:p>
      <text:p text:style-name="P6"/>
      <text:p text:style-name="P7">fit f(x) "expo.dat" using 1:2:3 yerrors via a,b</text:p>
      <text:p text:style-name="P7">plot "expo.dat" w errorbars, f(x)</text:p>
      <text:p text:style-name="P7">plot "expo.dat" using 1:2:($3/5) <text:s/>w errorbars, f(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21:14:06.276902858</meta:creation-date>
    <dc:date>2021-07-06T21:59:33.280497015</dc:date>
    <meta:editing-duration>PT13M5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91" meta:character-count="545" meta:non-whitespace-character-count="465"/>
  </office:meta>
</office:document-meta>
</file>